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Código</text:p>
          </table:table-cell>
          <table:table-cell table:style-name="Default" office:value-type="string" calcext:value-type="string">
            <text:p>Tamanho</text:p>
          </table:table-cell>
          <table:table-cell table:style-name="Default" office:value-type="string" calcext:value-type="string">
            <text:p>Operações</text:p>
          </table:table-cell>
          <table:table-cell table:style-name="Default" office:value-type="string" calcext:value-type="string">
            <text:p>Duraçõ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50000" calcext:value-type="float">
            <text:p>31250000</text:p>
          </table:table-cell>
          <table:table-cell office:value-type="float" office:value="15625000" calcext:value-type="float">
            <text:p>15625000</text:p>
          </table:table-cell>
          <table:table-cell office:value-type="float" office:value="32.9316" calcext:value-type="float">
            <text:p>32,9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00000" calcext:value-type="float">
            <text:p>62500000</text:p>
          </table:table-cell>
          <table:table-cell office:value-type="float" office:value="31250000" calcext:value-type="float">
            <text:p>31250000</text:p>
          </table:table-cell>
          <table:table-cell office:value-type="float" office:value="45.5874" calcext:value-type="float">
            <text:p>45,58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62500000" calcext:value-type="float">
            <text:p>62500000</text:p>
          </table:table-cell>
          <table:table-cell office:value-type="float" office:value="48.5961" calcext:value-type="float">
            <text:p>48,5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99.84" calcext:value-type="float">
            <text:p>99,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198.7671" calcext:value-type="float">
            <text:p>198,76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250000" calcext:value-type="float">
            <text:p>31250000</text:p>
          </table:table-cell>
          <table:table-cell office:value-type="float" office:value="62500007" calcext:value-type="float">
            <text:p>62500007</text:p>
          </table:table-cell>
          <table:table-cell office:value-type="float" office:value="53.6578" calcext:value-type="float">
            <text:p>53,6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500000" calcext:value-type="float">
            <text:p>62500000</text:p>
          </table:table-cell>
          <table:table-cell office:value-type="float" office:value="125000007" calcext:value-type="float">
            <text:p>125000007</text:p>
          </table:table-cell>
          <table:table-cell office:value-type="float" office:value="58.2666" calcext:value-type="float">
            <text:p>58,26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250000007" calcext:value-type="float">
            <text:p>250000007</text:p>
          </table:table-cell>
          <table:table-cell office:value-type="float" office:value="7.4673" calcext:value-type="float">
            <text:p>7,4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500000007" calcext:value-type="float">
            <text:p>500000007</text:p>
          </table:table-cell>
          <table:table-cell office:value-type="float" office:value="15.4883" calcext:value-type="float">
            <text:p>15,4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1000000007" calcext:value-type="float">
            <text:p>1000000007</text:p>
          </table:table-cell>
          <table:table-cell office:value-type="float" office:value="31.5522" calcext:value-type="float">
            <text:p>31,5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00" calcext:value-type="float">
            <text:p>12500</text:p>
          </table:table-cell>
          <table:table-cell office:value-type="float" office:value="78118750" calcext:value-type="float">
            <text:p>78118750</text:p>
          </table:table-cell>
          <table:table-cell office:value-type="float" office:value="95.1273" calcext:value-type="float">
            <text:p>95,1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00" calcext:value-type="float">
            <text:p>250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362.1874" calcext:value-type="float">
            <text:p>362,18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642.6589" calcext:value-type="float">
            <text:p>642,65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5879.7586" calcext:value-type="float">
            <text:p>5879,7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999900000" calcext:value-type="float">
            <text:p>19999900000</text:p>
          </table:table-cell>
          <table:table-cell office:value-type="float" office:value="23795.6062" calcext:value-type="float">
            <text:p>23795,60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18" calcext:value-type="float">
            <text:p>0,0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09" calcext:value-type="float">
            <text:p>0,0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0.0178" calcext:value-type="float">
            <text:p>0,0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2735" calcext:value-type="float">
            <text:p>92735</text:p>
          </table:table-cell>
          <table:table-cell office:value-type="float" office:value="0.4656" calcext:value-type="float">
            <text:p>0,4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9615053951" calcext:value-type="float">
            <text:p>9615053951</text:p>
          </table:table-cell>
          <table:table-cell office:value-type="float" office:value="11603.9052" calcext:value-type="float">
            <text:p>11603,90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08:07:55.748000000</meta:creation-date>
    <dc:date>2025-03-10T08:16:51.778000000</dc:date>
    <meta:editing-duration>PT8M56S</meta:editing-duration>
    <meta:editing-cycles>1</meta:editing-cycles>
    <meta:document-statistic meta:table-count="1" meta:cell-count="84" meta:object-count="0"/>
    <meta:generator>LibreOffice/7.6.7.2$Windows_X86_64 LibreOffice_project/dd47e4b30cb7dab30588d6c79c651f218165e3c5</meta:generator>
  </office:meta>
</office:document-meta>
</file>